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fo:letter-spacing="normal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fo:letter-spacing="normal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paragraph-properties fo:text-align="center" style:justify-single-word="false" fo:padding="0cm" fo:border="none"/>
      <style:text-properties fo:font-variant="normal" fo:text-transform="none" fo:color="#dc2300" style:font-name="Times New Roman" fo:font-size="19.5pt" fo:letter-spacing="normal" fo:font-style="normal" fo:font-weight="bold"/>
    </style:style>
    <style:style style:name="P6" style:family="paragraph" style:parent-style-name="Text_20_body">
      <style:paragraph-properties fo:padding="0cm" fo:border="non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7" style:family="paragraph" style:parent-style-name="Text_20_body">
      <style:paragraph-properties fo:padding="0cm" fo:border="none"/>
      <style:text-properties fo:font-variant="normal" fo:text-transform="none" fo:color="#000000" fo:letter-spacing="normal"/>
    </style:style>
    <style:style style:name="P8" style:family="paragraph" style:parent-style-name="Heading_20_1">
      <style:paragraph-properties fo:margin-left="0cm" fo:margin-right="0cm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2" style:family="text">
      <style:text-properties fo:font-variant="normal" fo:text-transform="none" fo:color="#61160e" style:text-line-through-style="none" style:font-name="Times New Roman" fo:font-size="14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dc2300" style:font-name="Times New Roman" fo:font-size="19.5pt" fo:letter-spacing="normal" fo:font-style="normal" fo:font-weight="normal"/>
    </style:style>
    <style:style style:name="T4" style:family="text">
      <style:text-properties fo:font-variant="normal" fo:text-transform="none" fo:color="#dc2300" style:font-name="Times New Roman" fo:font-size="14pt" fo:letter-spacing="normal" fo:font-style="normal" fo:font-weight="normal"/>
    </style:style>
    <style:style style:name="T5" style:family="text">
      <style:text-properties fo:color="#61160e" style:text-line-through-style="none" style:text-underline-style="none" style:text-blinking="false"/>
    </style:style>
    <style:style style:name="T6" style:family="text">
      <style:text-properties style:font-name="Times New Roman" fo:font-size="15pt" fo:font-style="normal" fo:font-weight="bold"/>
    </style:style>
    <style:style style:name="T7" style:family="text">
      <style:text-properties fo:color="#710000"/>
    </style:style>
    <style:style style:name="T8" style:family="text">
      <style:text-properties fo:text-transform="uppercase" fo:font-weight="bold"/>
    </style:style>
    <style:style style:name="fr1" style:family="graphic" style:parent-style-name="Graphics">
      <style:graphic-properties fo:margin-left="0.132cm" fo:margin-right="0.132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menu"/><text:span text:style-name="T2"/></text:p>
      <text:section text:style-name="Sect1" text:name="contenuto">
        <text:h text:style-name="P8" text:outline-level="1"/>
        <text:p text:style-name="P5">Readings</text:p>
        <text:p text:style-name="P6"><text:span text:style-name="T8">FIRST READING</text:span><text:line-break/><text:span text:style-name="T7">Acts 3:11-26</text:span></text:p>
        <text:p text:style-name="P6">The author of life you put to death, but God raised him from the dead.</text:p>
        <text:p text:style-name="P4"><text:span text:style-name="Strong_20_Emphasis"><text:span text:style-name="T1">A reading from the Acts of the Apostles</text:span></text:span><text:span text:style-name="T1"><text:line-break/><text:line-break/></text:span><text:span text:style-name="T3">A</text:span><text:span text:style-name="T1">s the crippled man who had been cured clung to Peter and John,<text:line-break/>   all the people hurried in amazement toward them<text:line-break/>   in the portico called “Solomon’s Portico.”<text:line-break/>When Peter saw this, he addressed the people,<text:line-break/>   “You children of Israel, why are you amazed at this,<text:line-break/>   and why do you look so intently at us<text:line-break/>   as if we had made him walk by our own power or piety?<text:line-break/>The God of Abraham, the God of Isaac, and the God of Jacob,<text:line-break/>   the God of our fathers, has glorified his servant Jesus<text:line-break/>   whom you handed over and denied in Pilate’s presence,<text:line-break/>   when he had decided to release him.<text:line-break/>You denied the Holy and Righteous One<text:line-break/>   and asked that a murderer be released to you.<text:line-break/>The author of life you put to death,<text:line-break/>   but God raised him from the dead; of this we are witnesses.<text:line-break/>And by faith in his name,<text:line-break/>   this man, whom you see and know, his name has made strong,<text:line-break/>   and the faith that comes through it<text:line-break/>   has given him this perfect health,<text:line-break/>   in the presence of all of you.<text:line-break/>Now I know, brothers and sisters,<text:line-break/>   that you acted out of ignorance, just as your leaders did;<text:line-break/>   but God has thus brought to fulfillment<text:line-break/>   what he had announced beforehand<text:line-break/>   through the mouth of all the prophets,<text:line-break/>   that his Christ would suffer.<text:line-break/>Repent, therefore, and be converted, that your sins may be wiped away,<text:line-break/>   and that the Lord may grant you times of refreshment<text:line-break/>   and send you the Christ already appointed for you, Jesus,<text:line-break/>   whom heaven must receive until the times of universal restoration<text:line-break/>   of which God spoke through the mouth<text:line-break/>   of his holy prophets from of old.<text:line-break/>For Moses said:<text:line-break/><text:line-break/></text:span><text:soft-page-break/><text:span text:style-name="T1">   </text:span><text:span text:style-name="Emphasis"><text:span text:style-name="T1">A prophet like me will the Lord, your God, raise up for you<text:line-break/>      from among your own kin;<text:line-break/>   to him you shall listen in all that he may say to you.<text:line-break/>   Everyone who does not listen to that prophet<text:line-break/>      will be cut off from the people.</text:span></text:span><text:span text:style-name="T1"><text:line-break/><text:line-break/>“Moreover, all the prophets who spoke,<text:line-break/>   from Samuel and those afterwards, also announced these days.<text:line-break/>You are the children of the prophets<text:line-break/>   and of the covenant that God made with your ancestors<text:line-break/>   when he said to Abraham,<text:line-break/>   </text:span><text:span text:style-name="Emphasis"><text:span text:style-name="T1">In your offspring all the families of the earth shall be blessed.</text:span></text:span><text:span text:style-name="T1"><text:line-break/>For you first, God raised up his servant and sent him to bless you<text:line-break/>   by turning each of you from your evil ways.”</text:span></text:p>
        <text:p text:style-name="Horizontal_20_Line"/>
        <text:p text:style-name="P6"><text:span text:style-name="T8">RESPONSORIAL PSALM</text:span><text:line-break/><text:span text:style-name="T7">Ps 8:2ab and 5, 6-7, 8-9</text:span></text:p>
        <text:p text:style-name="P6">R. :</text:p>
        <text:p text:style-name="P4"><text:span text:style-name="T4">R. (2ab)</text:span><text:span text:style-name="T1"> </text:span><text:span text:style-name="Strong_20_Emphasis"><text:span text:style-name="T1">O Lord, our God, how wonderful your name in all the earth!</text:span></text:span><text:span text:style-name="T1"><text:line-break/>  </text:span><text:span text:style-name="T4">or:<text:line-break/>R.</text:span><text:span text:style-name="T1"> </text:span><text:span text:style-name="Strong_20_Emphasis"><text:span text:style-name="T1">Alleluia.</text:span></text:span></text:p>
        <text:p text:style-name="P4"><text:span text:style-name="T1">O LORD, our Lord,<text:line-break/>   how glorious is your name over all the earth!<text:line-break/>What is man that you should be mindful of him,<text:line-break/>   or the son of man that you should care for him?<text:line-break/><text:line-break/></text:span><text:span text:style-name="T4">R.</text:span><text:span text:style-name="T1"> </text:span><text:span text:style-name="Strong_20_Emphasis"><text:span text:style-name="T1">O Lord, our God, how wonderful your name in all the earth!</text:span></text:span><text:span text:style-name="T1"><text:line-break/>   </text:span><text:span text:style-name="T4">or:<text:line-break/>R.</text:span><text:span text:style-name="T1"> </text:span><text:span text:style-name="Strong_20_Emphasis"><text:span text:style-name="T1">Alleluia.</text:span></text:span><text:span text:style-name="T1"><text:line-break/><text:line-break/>You have made him little less than the angels,<text:line-break/>   and crowned him with glory and honor.<text:line-break/>You have given him rule over the works of your hands,<text:line-break/>   putting all things under his feet.<text:line-break/><text:line-break/></text:span><text:span text:style-name="T4">R.</text:span><text:span text:style-name="T1"> </text:span><text:span text:style-name="Strong_20_Emphasis"><text:span text:style-name="T1">O Lord, our God, how wonderful your name in all the earth!</text:span></text:span><text:span text:style-name="T1"><text:line-break/>   </text:span><text:span text:style-name="T4">or:<text:line-break/>R.</text:span><text:span text:style-name="T1"> </text:span><text:span text:style-name="Strong_20_Emphasis"><text:span text:style-name="T1">Alleluia.</text:span></text:span><text:span text:style-name="T1"><text:line-break/><text:line-break/>All sheep and oxen,<text:line-break/>   yes, and the beasts of the field,<text:line-break/>The birds of the air, the fishes of the sea,<text:line-break/>   and whatever swims the paths of the seas.<text:line-break/></text:span><text:soft-page-break/><text:span text:style-name="T1"><text:line-break/></text:span><text:span text:style-name="T4">R.</text:span><text:span text:style-name="T1"> </text:span><text:span text:style-name="Strong_20_Emphasis"><text:span text:style-name="T1">O Lord, our God, how wonderful your name in all the earth!</text:span></text:span><text:span text:style-name="T1"><text:line-break/>   </text:span><text:span text:style-name="T4">or:<text:line-break/>R.</text:span><text:span text:style-name="T1"> </text:span><text:span text:style-name="Strong_20_Emphasis"><text:span text:style-name="T1">Alleluia.</text:span></text:span></text:p>
        <text:p text:style-name="Horizontal_20_Line"/>
        <text:p text:style-name="P6"><text:span text:style-name="T8">GOSPEL ACCLAMATION</text:span><text:line-break/><text:span text:style-name="T7">Ps 118:24</text:span></text:p>
        <text:p text:style-name="P4"><text:span text:style-name="T4">R.</text:span><text:span text:style-name="T1"> </text:span><text:span text:style-name="Strong_20_Emphasis"><text:span text:style-name="T1">Alleluia, alleluia.</text:span></text:span><text:span text:style-name="T1"><text:line-break/><text:line-break/>This is the day the LORD has made;<text:line-break/>let us be glad and rejoice in it.<text:line-break/><text:line-break/></text:span><text:span text:style-name="T4">R.</text:span><text:span text:style-name="T1"> </text:span><text:span text:style-name="Strong_20_Emphasis"><text:span text:style-name="T1">Alleluia, alleluia.</text:span></text:span></text:p>
        <text:p text:style-name="Horizontal_20_Line"/>
        <text:p text:style-name="P6"><text:span text:style-name="T8">GOSPEL</text:span><text:line-break/><text:span text:style-name="T7">Lk 24:35-48</text:span></text:p>
        <text:p text:style-name="P6">Thus it was written that the Christ would suffer and rise from the dead on the third day.</text:p>
        <text:p text:style-name="P7"><draw:frame draw:style-name="fr1" draw:name="grafika6" text:anchor-type="as-char" svg:width="1.588cm" svg:height="1.773cm" draw:z-index="0"><draw:image xlink:href="http://www.ibreviary.com/photos/croce_vangelo.png" xlink:type="simple" xlink:show="embed" xlink:actuate="onLoad"/><svg:title>croce_vangelo.png</svg:title></draw:frame><text:span text:style-name="T6">A reading from the holy Gospel according to Luke</text:span></text:p>
        <text:p text:style-name="P4"><text:span text:style-name="T3">T</text:span><text:span text:style-name="T1">he disciples of Jesus recounted what had taken place along the way,<text:line-break/>   and how they had come to recognize him in the breaking of bread.<text:line-break/><text:line-break/>While they were still speaking about this,<text:line-break/>   he stood in their midst and said to them,<text:line-break/>   “Peace be with you.”<text:line-break/>But they were startled and terrified<text:line-break/>   and thought that they were seeing a ghost.<text:line-break/>Then he said to them, “Why are you troubled?<text:line-break/>And why do questions arise in your hearts?<text:line-break/>Look at my hands and my feet, that it is I myself.<text:line-break/>Touch me and see, because a ghost does not have flesh and bones<text:line-break/>   as you can see I have.”<text:line-break/>And as he said this,<text:line-break/>   he showed them his hands and his feet.<text:line-break/>While they were still incredulous for joy and were amazed,<text:line-break/>   he asked them, “Have you anything here to eat?”<text:line-break/>They gave him a piece of baked fish;<text:line-break/>   he took it and ate it in front of them.<text:line-break/><text:line-break/></text:span><text:soft-page-break/><text:span text:style-name="T1">He said to them,<text:line-break/>   “These are my words that I spoke to you while I was still with you,<text:line-break/>   that everything written about me in the law of Moses<text:line-break/>   and in the prophets and psalms must be fulfilled.”<text:line-break/>Then he opened their minds to understand the Scriptures.<text:line-break/>And he said to them,<text:line-break/>   “Thus it is written that the Christ would suffer<text:line-break/>   and rise from the dead on the third day<text:line-break/>   and that repentance, for the forgiveness of sins,<text:line-break/>   would be preached in his name<text:line-break/>   to all the nations, beginning from Jerusalem.<text:line-break/>   You are witnesses of these things.”<text:line-break/><text:line-break/></text:span><text:span text:style-name="T4">At the end of the Gospel, the Deacon, or the Priest, acclaims:</text:span><text:span text:style-name="T1"><text:line-break/><text:line-break/></text:span><text:span text:style-name="Strong_20_Emphasis"><text:span text:style-name="T1">The Gospel of the Lord.</text:span></text:span><text:span text:style-name="T1"><text:line-break/><text:line-break/></text:span><text:span text:style-name="T4">All reply:</text:span><text:span text:style-name="T1"><text:line-break/><text:line-break/></text:span><text:span text:style-name="Strong_20_Emphasis"><text:span text:style-name="T1">Praise to you, Lord Jesus Christ.</text:span></text:span><text:span text:style-name="T1"><text:line-break/><text:line-break/></text:span><text:span text:style-name="T4">Then he kisses the book, saying quietly:</text:span><text:span text:style-name="T1"><text:line-break/><text:line-break/>Through the words of the Gospel<text:line-break/>may our sins be wiped away.<text:line-break/><text:line-break/></text:span><text:span text:style-name="T4">The</text:span><text:span text:style-name="T1"> Creed </text:span><text:span text:style-name="T4">is not said.</text:span></text:p>
        <text:p text:style-name="P4"><text:a xlink:type="simple" xlink:href="http://www.ibreviary.com/m/letture.php?s=letture#menu"><text:span text:style-name="T2">- Menu -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Liberation Serif" fo:font-size="24pt" fo:font-weight="bold" style:font-name-asian="Droid Sans" style:font-size-asian="24pt" style:font-weight-asian="bold" style:font-name-complex="Lohit Hindi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Bielecki</meta:initial-creator>
    <meta:creation-date>2017-03-19T15:26:16</meta:creation-date>
    <dc:date>2017-03-19T15:27:24</dc:date>
    <dc:creator>Paweł Bielecki</dc:creator>
    <meta:editing-duration>P0D</meta:editing-duration>
    <meta:editing-cycles>1</meta:editing-cycles>
    <meta:document-statistic meta:table-count="0" meta:image-count="1" meta:object-count="0" meta:page-count="4" meta:paragraph-count="15" meta:word-count="959" meta:character-count="5163" meta:non-whitespace-character-count="4011"/>
    <meta:generator>LibreOffice/3.5$Linux_x86 LibreOffice_project/350m1$Build-2</meta:generator>
  </office:meta>
</office:document-meta>
</file>